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6pt" fo:font-weight="bold" officeooo:rsid="002431ae" officeooo:paragraph-rsid="002431ae" style:font-size-asian="16pt" style:font-weight-asian="bold" style:font-size-complex="16pt" style:font-weight-complex="bold"/>
    </style:style>
    <style:style style:name="P3" style:family="paragraph" style:parent-style-name="Standard">
      <style:text-properties fo:font-size="16pt" fo:font-weight="bold" officeooo:rsid="002a7ff2" officeooo:paragraph-rsid="002a7ff2" style:font-size-asian="16pt" style:font-weight-asian="bold" style:font-size-complex="16pt" style:font-weight-complex="bold"/>
    </style:style>
    <style:style style:name="P4" style:family="paragraph" style:parent-style-name="Standard">
      <style:text-properties fo:font-size="12pt" fo:font-weight="normal" officeooo:rsid="0020c2e9" officeooo:paragraph-rsid="0020c2e9" style:font-size-asian="10.5pt" style:font-weight-asian="normal" style:font-size-complex="12pt" style:font-weight-complex="normal"/>
    </style:style>
    <style:style style:name="P5" style:family="paragraph" style:parent-style-name="Standard">
      <style:text-properties fo:font-size="12pt" fo:font-weight="normal" officeooo:rsid="002431ae" officeooo:paragraph-rsid="002431ae" style:font-size-asian="10.5pt" style:font-weight-asian="normal" style:font-size-complex="12pt" style:font-weight-complex="normal"/>
    </style:style>
    <style:style style:name="P6" style:family="paragraph" style:parent-style-name="Standard">
      <style:text-properties fo:font-size="12pt" fo:font-weight="normal" officeooo:rsid="002431ae" officeooo:paragraph-rsid="00270d49" style:font-size-asian="10.5pt" style:font-weight-asian="normal" style:font-size-complex="12pt" style:font-weight-complex="normal"/>
    </style:style>
    <style:style style:name="P7" style:family="paragraph" style:parent-style-name="Standard">
      <style:text-properties fo:font-size="12pt" fo:font-weight="normal" officeooo:rsid="002431ae" officeooo:paragraph-rsid="0027a328" style:font-size-asian="10.5pt" style:font-weight-asian="normal" style:font-size-complex="12pt" style:font-weight-complex="normal"/>
    </style:style>
    <style:style style:name="P8" style:family="paragraph" style:parent-style-name="Standard">
      <style:text-properties fo:font-size="12pt" fo:font-weight="normal" officeooo:rsid="002431ae" officeooo:paragraph-rsid="002995b0" style:font-size-asian="10.5pt" style:font-weight-asian="normal" style:font-size-complex="12pt" style:font-weight-complex="normal"/>
    </style:style>
    <style:style style:name="P9" style:family="paragraph" style:parent-style-name="Standard">
      <style:text-properties fo:font-size="12pt" fo:font-weight="normal" officeooo:rsid="002551e8" officeooo:paragraph-rsid="002551e8" style:font-size-asian="10.5pt" style:font-weight-asian="normal" style:font-size-complex="12pt" style:font-weight-complex="normal"/>
    </style:style>
    <style:style style:name="P10" style:family="paragraph" style:parent-style-name="Standard">
      <style:text-properties fo:font-size="12pt" fo:font-weight="normal" officeooo:rsid="00270d49" officeooo:paragraph-rsid="00270d49" style:font-size-asian="10.5pt" style:font-weight-asian="normal" style:font-size-complex="12pt" style:font-weight-complex="normal"/>
    </style:style>
    <style:style style:name="P11" style:family="paragraph" style:parent-style-name="Standard">
      <style:text-properties fo:font-size="12pt" fo:font-weight="normal" officeooo:rsid="002a7ff2" officeooo:paragraph-rsid="002a7ff2" style:font-size-asian="10.5pt" style:font-weight-asian="normal" style:font-size-complex="12pt" style:font-weight-complex="normal"/>
    </style:style>
    <style:style style:name="P12" style:family="paragraph" style:parent-style-name="Standard">
      <style:text-properties fo:font-size="12pt" fo:font-weight="normal" officeooo:rsid="002c0abe" officeooo:paragraph-rsid="002c0abe" style:font-size-asian="10.5pt" style:font-weight-asian="normal" style:font-size-complex="12pt" style:font-weight-complex="normal"/>
    </style:style>
    <style:style style:name="P13" style:family="paragraph" style:parent-style-name="Standard">
      <style:text-properties fo:font-size="12pt" fo:font-weight="normal" officeooo:rsid="002c0abe" officeooo:paragraph-rsid="003389f9" style:font-size-asian="10.5pt" style:font-weight-asian="normal" style:font-size-complex="12pt" style:font-weight-complex="normal"/>
    </style:style>
    <style:style style:name="P14" style:family="paragraph" style:parent-style-name="Standard">
      <style:text-properties fo:font-size="12pt" fo:font-weight="normal" officeooo:rsid="002c0abe" officeooo:paragraph-rsid="0034e866" style:font-size-asian="10.5pt" style:font-weight-asian="normal" style:font-size-complex="12pt" style:font-weight-complex="normal"/>
    </style:style>
    <style:style style:name="P15" style:family="paragraph" style:parent-style-name="Standard">
      <style:text-properties fo:font-size="12pt" fo:font-weight="normal" officeooo:rsid="002b341a" officeooo:paragraph-rsid="002b341a" style:font-size-asian="10.5pt" style:font-weight-asian="normal" style:font-size-complex="12pt" style:font-weight-complex="normal"/>
    </style:style>
    <style:style style:name="P16" style:family="paragraph" style:parent-style-name="Standard">
      <style:text-properties fo:font-size="12pt" fo:font-weight="normal" officeooo:rsid="002eb250" officeooo:paragraph-rsid="002eb250" style:font-size-asian="10.5pt" style:font-weight-asian="normal" style:font-size-complex="12pt" style:font-weight-complex="normal"/>
    </style:style>
    <style:style style:name="P17" style:family="paragraph" style:parent-style-name="Standard">
      <style:text-properties fo:font-size="12pt" fo:font-weight="normal" officeooo:rsid="002faa8c" officeooo:paragraph-rsid="002faa8c" style:font-size-asian="10.5pt" style:font-weight-asian="normal" style:font-size-complex="12pt" style:font-weight-complex="normal"/>
    </style:style>
    <style:style style:name="P18" style:family="paragraph" style:parent-style-name="Standard">
      <style:text-properties fo:font-size="12pt" fo:font-weight="normal" officeooo:rsid="003065fc" officeooo:paragraph-rsid="003065fc" style:font-size-asian="10.5pt" style:font-weight-asian="normal" style:font-size-complex="12pt" style:font-weight-complex="normal"/>
    </style:style>
    <style:style style:name="P19" style:family="paragraph" style:parent-style-name="Standard">
      <style:text-properties fo:font-size="12pt" fo:font-weight="normal" officeooo:rsid="003389f9" officeooo:paragraph-rsid="003389f9" style:font-size-asian="10.5pt" style:font-weight-asian="normal" style:font-size-complex="12pt" style:font-weight-complex="normal"/>
    </style:style>
    <style:style style:name="P20" style:family="paragraph" style:parent-style-name="Standard">
      <style:text-properties fo:font-size="12pt" fo:font-weight="normal" officeooo:rsid="003623c2" officeooo:paragraph-rsid="003623c2" style:font-size-asian="10.5pt" style:font-weight-asian="normal" style:font-size-complex="12pt" style:font-weight-complex="normal"/>
    </style:style>
    <style:style style:name="P21" style:family="paragraph" style:parent-style-name="Standard">
      <style:text-properties fo:font-size="12pt" fo:font-weight="normal" officeooo:rsid="003772d3" officeooo:paragraph-rsid="003772d3" style:font-size-asian="10.5pt" style:font-weight-asian="normal" style:font-size-complex="12pt" style:font-weight-complex="normal"/>
    </style:style>
    <style:style style:name="P22" style:family="paragraph" style:parent-style-name="Standard">
      <style:text-properties fo:font-size="12pt" fo:font-weight="normal" officeooo:rsid="00391199" officeooo:paragraph-rsid="00391199" style:font-size-asian="10.5pt" style:font-weight-asian="normal" style:font-size-complex="12pt" style:font-weight-complex="normal"/>
    </style:style>
    <style:style style:name="P23" style:family="paragraph" style:parent-style-name="Standard">
      <style:text-properties fo:font-size="12pt" fo:font-weight="normal" officeooo:rsid="0039dff9" officeooo:paragraph-rsid="0039dff9" style:font-size-asian="10.5pt" style:font-weight-asian="normal" style:font-size-complex="12pt" style:font-weight-complex="normal"/>
    </style:style>
    <style:style style:name="P24" style:family="paragraph" style:parent-style-name="Standard">
      <style:text-properties fo:font-size="12pt" fo:font-weight="normal" officeooo:rsid="003a0020" officeooo:paragraph-rsid="003a0020" style:font-size-asian="10.5pt" style:font-weight-asian="normal" style:font-size-complex="12pt" style:font-weight-complex="normal"/>
    </style:style>
    <style:style style:name="P25" style:family="paragraph" style:parent-style-name="Standard">
      <style:text-properties fo:font-size="12pt" fo:font-weight="normal" officeooo:rsid="003bfae9" officeooo:paragraph-rsid="003bfae9" style:font-size-asian="10.5pt" style:font-weight-asian="normal" style:font-size-complex="12pt" style:font-weight-complex="normal"/>
    </style:style>
    <style:style style:name="P26" style:family="paragraph" style:parent-style-name="Standard">
      <style:text-properties fo:font-size="12pt" fo:font-weight="normal" officeooo:rsid="0027a328" officeooo:paragraph-rsid="0027a328" style:font-size-asian="10.5pt" style:font-weight-asian="normal" style:font-size-complex="12pt" style:font-weight-complex="normal"/>
    </style:style>
    <style:style style:name="P27" style:family="paragraph" style:parent-style-name="Standard">
      <style:text-properties fo:font-size="12pt" fo:font-weight="normal" officeooo:rsid="003d50b4" officeooo:paragraph-rsid="003d50b4" style:font-size-asian="10.5pt" style:font-weight-asian="normal" style:font-size-complex="12pt" style:font-weight-complex="normal"/>
    </style:style>
    <style:style style:name="P28" style:family="paragraph" style:parent-style-name="Standard">
      <style:text-properties fo:font-size="12pt" fo:font-weight="normal" officeooo:rsid="0042439b" officeooo:paragraph-rsid="0042439b" style:font-size-asian="10.5pt" style:font-weight-asian="normal" style:font-size-complex="12pt" style:font-weight-complex="normal"/>
    </style:style>
    <style:style style:name="P29" style:family="paragraph" style:parent-style-name="Standard">
      <style:text-properties fo:font-size="12pt" fo:font-weight="normal" officeooo:rsid="0043f408" officeooo:paragraph-rsid="0043f408" style:font-size-asian="10.5pt" style:font-weight-asian="normal" style:font-size-complex="12pt" style:font-weight-complex="normal"/>
    </style:style>
    <style:style style:name="P30" style:family="paragraph" style:parent-style-name="Standard">
      <style:text-properties fo:font-size="12pt" fo:font-weight="normal" officeooo:rsid="0044a457" officeooo:paragraph-rsid="0044a457" style:font-size-asian="10.5pt" style:font-weight-asian="normal" style:font-size-complex="12pt" style:font-weight-complex="normal"/>
    </style:style>
    <style:style style:name="P31" style:family="paragraph" style:parent-style-name="Standard">
      <style:text-properties fo:font-size="12pt" fo:font-weight="normal" officeooo:rsid="0045f5cc" officeooo:paragraph-rsid="0045f5cc" style:font-size-asian="10.5pt" style:font-weight-asian="normal" style:font-size-complex="12pt" style:font-weight-complex="normal"/>
    </style:style>
    <style:style style:name="P32" style:family="paragraph" style:parent-style-name="Standard">
      <style:text-properties fo:font-size="12pt" fo:font-weight="normal" officeooo:rsid="00421444" officeooo:paragraph-rsid="00421444" style:font-size-asian="10.5pt" style:font-weight-asian="normal" style:font-size-complex="12pt" style:font-weight-complex="normal"/>
    </style:style>
    <style:style style:name="P33" style:family="paragraph" style:parent-style-name="Standard">
      <style:text-properties fo:font-size="12pt" fo:font-weight="normal" officeooo:rsid="0047e89b" officeooo:paragraph-rsid="0047e89b" style:font-size-asian="10.5pt" style:font-weight-asian="normal" style:font-size-complex="12pt" style:font-weight-complex="normal"/>
    </style:style>
    <style:style style:name="P34" style:family="paragraph" style:parent-style-name="Standard">
      <style:text-properties fo:font-size="12pt" fo:font-weight="normal" officeooo:rsid="002431ae" officeooo:paragraph-rsid="002431ae" style:font-size-asian="10.5pt" style:font-weight-asian="normal" style:font-size-complex="12pt" style:font-weight-complex="normal"/>
    </style:style>
    <style:style style:name="P35" style:family="paragraph" style:parent-style-name="Standard">
      <style:text-properties fo:font-size="12pt" fo:font-weight="normal" officeooo:rsid="00421444" officeooo:paragraph-rsid="00421444"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5a5031" officeooo:paragraph-rsid="00480b96" style:font-size-asian="10.5pt" style:font-weight-asian="normal" style:font-size-complex="12pt" style:font-weight-complex="normal"/>
    </style:style>
    <style:style style:name="P37"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421444" style:font-size-asian="10.5pt" style:font-weight-asian="normal" style:font-size-complex="12pt" style:font-weight-complex="normal"/>
    </style:style>
    <style:style style:name="T1" style:family="text">
      <style:text-properties officeooo:rsid="00270d49"/>
    </style:style>
    <style:style style:name="T2" style:family="text">
      <style:text-properties style:font-name="P052" officeooo:rsid="00270d49" style:font-name-asian="P052" style:font-name-complex="P052"/>
    </style:style>
    <style:style style:name="T3" style:family="text">
      <style:text-properties style:font-name="P052" officeooo:rsid="00270d49" style:font-name-asian="Noto Sans CJK SC" style:font-name-complex="Lohit Devanagari"/>
    </style:style>
    <style:style style:name="T4" style:family="text">
      <style:text-properties officeooo:rsid="0027a328"/>
    </style:style>
    <style:style style:name="T5" style:family="text">
      <style:text-properties officeooo:rsid="002995b0"/>
    </style:style>
    <style:style style:name="T6" style:family="text">
      <style:text-properties officeooo:rsid="002a7ff2"/>
    </style:style>
    <style:style style:name="T7" style:family="text">
      <style:text-properties officeooo:rsid="002c0abe"/>
    </style:style>
    <style:style style:name="T8" style:family="text">
      <style:text-properties officeooo:rsid="002da591"/>
    </style:style>
    <style:style style:name="T9" style:family="text">
      <style:text-properties officeooo:rsid="002eb250"/>
    </style:style>
    <style:style style:name="T10" style:family="text">
      <style:text-properties officeooo:rsid="0032bedb"/>
    </style:style>
    <style:style style:name="T11" style:family="text">
      <style:text-properties officeooo:rsid="003389f9"/>
    </style:style>
    <style:style style:name="T12" style:family="text">
      <style:text-properties officeooo:rsid="0034e866"/>
    </style:style>
    <style:style style:name="T13" style:family="text">
      <style:text-properties officeooo:rsid="0039dff9"/>
    </style:style>
    <style:style style:name="T14" style:family="text">
      <style:text-properties officeooo:rsid="003a0020"/>
    </style:style>
    <style:style style:name="T15" style:family="text">
      <style:text-properties officeooo:rsid="003d50b4"/>
    </style:style>
    <style:style style:name="T16" style:family="text">
      <style:text-properties officeooo:rsid="003d6760"/>
    </style:style>
    <style:style style:name="T17" style:family="text">
      <style:text-properties officeooo:rsid="003ec96f"/>
    </style:style>
    <style:style style:name="T18" style:family="text">
      <style:text-properties officeooo:rsid="0040abda"/>
    </style:style>
    <style:style style:name="T19" style:family="text">
      <style:text-properties officeooo:rsid="0041dc5d"/>
    </style:style>
    <style:style style:name="T20" style:family="text">
      <style:text-properties officeooo:rsid="00421444"/>
    </style:style>
    <style:style style:name="T21" style:family="text">
      <style:text-properties officeooo:rsid="004243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30">Virer fumbles dans les règles générlaes...</text:p>
      <text:p text:style-name="P4"/>
      <text:p text:style-name="P9">Potentiellement refaire l’intro</text:p>
      <text:p text:style-name="P9"/>
      <text:p text:style-name="P26">Repasser par tous les exemples qui seront sûrement pétés par le nouvel étagement</text:p>
      <text:p text:style-name="P26"/>
      <text:p text:style-name="P27">pouvoirs psi de groupe et rituels theurgiques a plusieurs : grouper ?</text:p>
      <text:p text:style-name="P27"/>
      <text:p text:style-name="P32">Fiche : points de transgresson</text:p>
      <text:p text:style-name="P32"/>
      <text:p text:style-name="P37">Mettre de bonnes règles de méditation et ajouter un blabla sur le regain de commotions avec la tech (médicaments etc.)</text:p>
      <text:p text:style-name="P32"/>
      <text:p text:style-name="P33">Pénitent psi gratos</text:p>
      <text:p text:style-name="P27"/>
      <text:p text:style-name="P4"/>
      <text:p text:style-name="P2">Récupération de l’anima</text:p>
      <text:p text:style-name="P5">v. p. 98 PG</text:p>
      <text:p text:style-name="P5"/>
      <text:p text:style-name="P36">Méditation : une heure de méditation permet d’effectuer un jet de volonté moyen, régénérant un point d’anima si réussi. Une nouvelle méditation ne peut être retentée avant 10h - 1h par rang de volonté.</text:p>
      <text:p text:style-name="P5"/>
      <text:p text:style-name="P3">General</text:p>
      <text:p text:style-name="P11">Il existe plusieurs <text:span text:style-name="T15">types</text:span> de pouvoirs occultes <text:span text:style-name="T15">appelés « arcanes »</text:span>. À chacun de ces <text:span text:style-name="T15">arcanes </text:span>sont associées des caractéristiques propre.</text:p>
      <text:p text:style-name="P11"/>
      <text:p text:style-name="P10">Caractéristiques occultes</text:p>
      <text:p text:style-name="P10">Les caractéristiques occultes ne sont accessibles à un personnage que suite à l’achat de l’avantage apprentissage occulte (décrit plus loin).</text:p>
      <text:p text:style-name="P10"/>
      <text:p text:style-name="P5"><text:span text:style-name="T15">Rang d’</text:span><text:span text:style-name="T1">arcane : </text:span><text:span text:style-name="T15">chaque arcane est traité comme un trait, c’est celui qui est employé pour effectuer les jets relatifs à ses pouvoirs</text:span>. <text:span text:style-name="T1">Comme tous les traits du UP!System, ceux-ci sont notés sur 5. </text:span>Ces arcanes ne sont pas accessibles aux personnages n'ayant pas acheté un avantage spécial permettant de leur affecter de l'XP (voir plus loin).</text:p>
      <text:p text:style-name="P6"/>
      <text:p text:style-name="P11">Les pouvoirs : chaque <text:span text:style-name="T15">arcane</text:span> dispose d’une liste de pouvoirs associés. Chacun de ces pouvoirs possède un rang noté sur 5 qui quantifie son niveau de puissance. Un personnage doit avoir acheté un pouvoir pour être en mesure de l’utiliser (voir plus loin).</text:p>
      <text:p text:style-name="P6"/>
      <text:p text:style-name="P5">Mise en œuvre des pouvoirs</text:p>
      <text:p text:style-name="P6">Déclencher un effet : <text:span text:style-name="T1">afin d’activer un pouvoir, un personnage dépense </text:span><text:span text:style-name="T4">un point d’anima et effectue un</text:span> jet <text:span text:style-name="T4">de</text:span> la compétence occultisme en usant de l'arcane idoine comme trait. Le ND est :</text:p>
      <text:p text:style-name="P6"><text:span text:style-name="T2">•</text:span><text:span text:style-name="T3"> </text:span>moyen en situation parfaitement contrôlée ;</text:p>
      <text:p text:style-name="P6"><text:span text:style-name="T2">•</text:span><text:span text:style-name="T3"> </text:span>difficile en situation de stress modéré (combat, colère, douleur etc) ;</text:p>
      <text:p text:style-name="P6"><text:span text:style-name="T2">•</text:span><text:span text:style-name="T3"> </text:span>très difficile en situation de stress intense (traqué, blessé, rage furieuse etc). </text:p>
      <text:p text:style-name="P6"/>
      <text:p text:style-name="P7">Anima : <text:span text:style-name="T4">t</text:span>ant que de<text:span text:style-name="T4">s points d’anima sont disponibles ils sont directement utilisés</text:span>. Lorsqu<text:span text:style-name="T4">e la jauge est vide, le pouvoir peut à la place être alimenté :</text:span></text:p>
      <text:p text:style-name="P7"><text:soft-page-break/><text:span text:style-name="T2">•</text:span><text:span text:style-name="T3"> </text:span>depuis la jauge de fatigue (ajoutant un<text:span text:style-name="T1">e </text:span>commotion) si le personnage emploie un <text:span text:style-name="T15">pouvoir</text:span> dont le rang est inférieur ou égal à son <text:span text:style-name="T4">rang d’</text:span>arcane ;</text:p>
      <text:p text:style-name="P7"><text:span text:style-name="T2">•</text:span><text:span text:style-name="T3"> </text:span>depuis la jauge de santé sinon (ajoutant une blessure). </text:p>
      <text:p text:style-name="P7"><text:span text:style-name="T4">Un personnage peut donc, </text:span>au début, compter sur son énergie intrinsèque puis il commence à devoir puiser dans ses réserves. Si il reste raisonnable le drain sera sous la forme d'une puissante fatigue pouvant le conduire au coma si il va trop loin. Mais si il tente de manipuler des énergies qui le dépassent, alors le drain deviendra physique et dévorera son corps pour nourrir les effets nés de son outrecuidance.</text:p>
      <text:p text:style-name="P5">En <text:span text:style-name="T4">s</text:span>us du coût d'activation <text:span text:style-name="T4">du pouvoir, </text:span>de l'anima peut être employée pour servir de bonus au jet. Elle peut dans ce cas précis là aussi être générée depuis une jauge interne.</text:p>
      <text:p text:style-name="P5"/>
      <text:p text:style-name="P5">Exemple : Jalina tente d'espionner un inquisiteur. Il lui reste un point d'anima. Elle déclenche donc sans problème particulier son pouvoir de psyché de niveau 1 intuition afin de lire les émotions de l'inquisiteur. Apercevant un autre psionique de sa loge, elle tente de lui communiquer sa présence via son pouvoir de niveau 2 émotion. Comme son psi est de 1 (il permet donc de contrôler des pouvoirs jusqu'au niveau 2 sans subir de drain physique) et que sa jauge d'anima est vide, l'anima est <text:s/>générée via une commotion. Jalina subit instantanément une forte impression de fatigue sans pour autant être abattue. Mais lorsque l'inquisiteur la regarde dans les yeux elle panique et tente instinctivement de lire ses pensées superficielles via son pouvoir de niveau 3 vision mentale. N'ayant toujours pas d'anima mais utilisant un pouvoir hors de sa maîtrise normale, Jalina subit une blessure tandis que son corps brûle pour nourrir l'effet psi. Elle accepte d'en subir une deuxième afin d'ajouter un dé lancé et gardé à ce jet difficile pour elle vu son maigre rang de psi.</text:p>
      <text:p text:style-name="P5"/>
      <text:p text:style-name="P5">Résister à un effet : Lorsque le pouvoir admet un<text:span text:style-name="T6">e</text:span> résistance. Cel<text:span text:style-name="T6">le</text:span>-ci est <text:span text:style-name="T6">représent</text:span>é<text:span text:style-name="T6">e</text:span> <text:span text:style-name="T6">par</text:span> un nombre d'incréments à obtenir sur le jet d'activation égal au rang de la cible dans le trait i<text:span text:style-name="T5">ndiqué</text:span>.</text:p>
      <text:p text:style-name="P5"/>
      <text:p text:style-name="P5">Exemple : l'inquisiteur possède un rang 3 en volonté ce qui force Jalina à obtenir trois incréments sur son jet. Elle y parvient et peut donc lire ses pensées superficielles. L'inquisiteur ne soupçonnait en fait rien, mais le drain physique dont elle souffre désormais et qui fait perler le sang à sa bouche va certainement attirer son attention.</text:p>
      <text:p text:style-name="P5"/>
      <text:p text:style-name="P20">Portée et durée</text:p>
      <text:p text:style-name="P15"><text:span text:style-name="T7">P</text:span>ortée : <text:span text:style-name="T7">sont disponibles les quatre </text:span><text:span text:style-name="T9">rangs </text:span><text:span text:style-name="T8">de </text:span><text:span text:style-name="T7">portée de base qui suivent. Il est possible d’étendre la portée à un </text:span><text:span text:style-name="T9">rang</text:span><text:span text:style-name="T7"> supérieur en dépensant un point d’anima par </text:span><text:span text:style-name="T9">rang </text:span><text:span text:style-name="T7">supplémentaire.</text:span></text:p>
      <text:p text:style-name="P12">Personnelle : le pouvoir ne peut affecter que le lanceur, il n’est pas possible d’étendre un pouvoir personnel à une portée supérieure.</text:p>
      <text:p text:style-name="P12">Toucher : le lanceur doit toucher sa cible ; un jet d’attaque peut être nécessaire pour une cible non volontaire.</text:p>
      <text:p text:style-name="P12">Sensorielle : le lanceur peut affecter tout ce qu’il perçoit clairement et directement avec n’importe lequel de ses sens (une retransmission radio ou télévisuelle ne compte pas par exemple).</text:p>
      <text:p text:style-name="P12">Distante : toute cible hors de portée sensorielle directe est considérée comme distante. <text:span text:style-name="T8">Le lanceur doit posséder un moyen de perception extra-sensoriel, qu’il soit issu de tech (vidéo, audio…) ou d’un autre pouvoir occulte.</text:span></text:p>
      <text:p text:style-name="P16">Le coût en anima pour atteindre ce rang de portée dépend de la distance exacte désirée :</text:p>
      <text:p text:style-name="P12">&lt;<text:span text:style-name="T9">insérer tableau distance&gt;</text:span></text:p>
      <text:p text:style-name="P12"/>
      <text:p text:style-name="P18">Les pouvoirs pour lesquels aucune portée n’est indiquée n’en ont pas et ne peuvent donc la voir étendue.</text:p>
      <text:p text:style-name="P12"><text:soft-page-break/></text:p>
      <text:p text:style-name="P17">Exemple : Jalina V. p.184</text:p>
      <text:p text:style-name="P5"/>
      <text:p text:style-name="P14">Durée : <text:span text:style-name="T10">sont disponibles les cinq rangs de durée qui suivent. </text:span>Il est possible d’étendre la <text:span text:style-name="T12">dur</text:span>ée à un <text:span text:style-name="T9">rang</text:span> supérieur en dépensant un point d’anima par <text:span text:style-name="T9">rang </text:span>supplémentaire.</text:p>
      <text:p text:style-name="P13"><text:span text:style-name="T11">Instantanée : l’effet du pouvoir apparaît instantanément et disparaît</text:span><text:span text:style-name="T10"> </text:span><text:span text:style-name="T11">après activation.</text:span></text:p>
      <text:p text:style-name="P19">Temporaire : le pouvoir dure un nombre de phases égal au rang d’arcane du lanceur.</text:p>
      <text:p text:style-name="P19">Étendue : le pouvoir dure durant un nombre de phases égal au double du rang d’arcane du lanceur.</text:p>
      <text:p text:style-name="P19">Prolongée : le pouvoir dure un nombre de tours complets (1 minute) égal au rang d’arcane du lanceur.</text:p>
      <text:p text:style-name="P19">Perpétuelle : le pouvoir dure pour toujours tant qu’un modique lien existe avec la cible. Après un an sans contact entre celle-ci et le lanceur, l’effet disparaît. <text:span text:style-name="T12">Il n’est normalement pas possible d’étendre la durée à ce rang en dépensant de l’anima : un pouvoir doit le spécifier explicitement.</text:span></text:p>
      <text:p text:style-name="P19"/>
      <text:p text:style-name="P20">Modifier un pouvoir après activation : le lanceur peut convertir substituer l’anima supplémentaire nécessaire à l’extension de portée ou de durée en incréments obligatoires sur le jet d’activation d’un pouvoir. Le coût est d’un incrément par point d’anima.</text:p>
      <text:p text:style-name="P21">Exemple : p.184-185</text:p>
      <text:p text:style-name="P5"/>
      <text:p text:style-name="P5">Acquisition et progression</text:p>
      <text:p text:style-name="P8">Apprentissage occulte : un personnage doit d'abord acheter cet avantage spécial avant de pouvoir employer des pouvoirs occultes. <text:span text:style-name="T5">Un apprentissage séparé doit être acheté pour chaque type de pouvoir occulte.</text:span></text:p>
      <text:p text:style-name="P8"><text:span text:style-name="T5">D</text:span>eux niveaux de coût <text:span text:style-name="T5">sont possibles </text:span>:</text:p>
      <text:p text:style-name="P8"><text:span text:style-name="T2">•</text:span><text:span text:style-name="T3"> </text:span>Pouvoir Immature (15XP) : Le personnage ne pourra jamais développer son arcane au-delà du rang 3.</text:p>
      <text:p text:style-name="P8"><text:span text:style-name="T2">•</text:span><text:span text:style-name="T3"> </text:span>Pouvoir Mature (20XP) : Le personnage n'a pas de limite autre que celles habituelles sur les traits pour son arcane.</text:p>
      <text:p text:style-name="P5">Une fois <text:span text:style-name="T5">l’apprentissage acquis</text:span>, <text:span text:style-name="T5">le personnage reçoit l’</text:span>arcane <text:span text:style-name="T5">associé</text:span> au rang 1 <text:span text:style-name="T5">et ce trait progresse par la suite au même coût en XP que les autres.</text:span></text:p>
      <text:p text:style-name="P5"/>
      <text:p text:style-name="P5">Exemple : Jalina a dû payer 20XP pour avoir accès sans limite au trait psi. Elle ne peut pas augmenter son rang de theurgie sans acheter un deuxième fois l'avantage. Son psi commence au rang 1 dès l'achat de l'avantage, si elle souhaite augmenter son psi au rang 2 elle devra payer 10XP.</text:p>
      <text:p text:style-name="P5"/>
      <text:p text:style-name="P5">Apprentissage des pouvoirs : posséder une arcane ne donne aucun pouvoir, ceux-ci doivent être acquis séparément au prix du <text:span text:style-name="T6">quintuple</text:span> en XP du <text:span text:style-name="T6">rang</text:span> du pouvoir. Il n'y aucune limite au nombre ou au niveau des pouvoirs possédés, un personnage pouvant très bien lancer des pouvoirs d'un niveau très supérieur à ses capacités, sous peine d'un possible drain physique. La seule limitation est qu'un pouvoir psi (pas un rituel de théurgie) ne peut être acheté que si un autre pouvoir de la même voie et d'un niveau immédiatement inférieur est possédé.</text:p>
      <text:p text:style-name="P5"/>
      <text:p text:style-name="P5">L'adversaire</text:p>
      <text:p text:style-name="P22">Chaque occultiste doit faire face au terrible côté obscur de l’<text:span text:style-name="T15">arcane </text:span>qu’il emploie. À <text:span text:style-name="T15">c</text:span>haque <text:span text:style-name="T15">arcane</text:span> <text:span text:style-name="T15">est associé</text:span> un adversaire : une force ennemie qui cherche à nuire à ses pratiquants.</text:p>
      <text:p text:style-name="P22"/>
      <text:p text:style-name="P22"><text:soft-page-break/>Rang d’adversaire <text:span text:style-name="T14">et transgressions </text:span>: l’adversaire est un trait qui croît au fur et à mesure que l’occultiste se permet des transgressions de son <text:span text:style-name="T16">arcan</text:span>e. Chaque <text:span text:style-name="T16">arcan</text:span>e donne une liste d’exemples de transgressions.</text:p>
      <text:p text:style-name="P22">Chaque transgression commise rapporte un certain nombre de points de transgression : <text:span text:style-name="T13">1 pour une transgression mineure, 2 pour une transgression médiane, 3 pour une transgression majeure. Le MJ est juge du niveau de la transgression.</text:span></text:p>
      <text:p text:style-name="P23">Exemple : la théurgie admet le refus du sacrement comme transgression. Un théurge refusant de prendre le temps d’effectuer une confession car il est très pressé d’aller arrêter un tueur d’innocents commet tout de même une transgression mineure. Si il refuse une confession à un prêtre d’une secte concurrente car il souhaite conserver certains de ses secrets, la transgression est médiane. Mais refuser de recevoir une simple bénédiction ne lui coûtant rien est une transgression majeure.</text:p>
      <text:p text:style-name="P5"/>
      <text:p text:style-name="P24">Une fois qu’un personnage a reçu dix points de transgression, son adversaire gagne un rang et le compte de points revient à 0.</text:p>
      <text:p text:style-name="P24">Exemple : Jalina possède un seul rang de pulsion (l’adversaire du psi), mais, depuis son obtention, elle a accumulé 7 points de transgression suite à divers excès. Le psi admet pour transgression la torture inquisitoriale. C’est une mauvaise nouvelle pour Jalina qui se trouve présentement dénichée et arrêtée par l’inquisiteur qu’elle ciblait.</text:p>
      <text:p text:style-name="P24">L’inquisiteur commence par plusieurs jours d’interrogatoire avec privation de sommeil. Ce niveau de torture fait gagner un point de transgression à Jalina. Mais quand l’inquisiteur passe à des techniques plus brutales sans non plus aller jusqu’aux pires délices de son art, Jalina gagne deux autres points. Son total de points atteignant 10, sa pulsion passe au rang 2.</text:p>
      <text:p text:style-name="P24"/>
      <text:p text:style-name="P31">Le rang d’adversaire ne peut dépasser le rang de son arcane associée : si une transgression fait atteindre ou dépasser un total de dix points et que l’adversaire possède déjà un rang égal à l’arcane, alors le total de points de transgression reste bloqué à 9.</text:p>
      <text:p text:style-name="P24"/>
      <text:p text:style-name="P24">À <text:span text:style-name="T20">l’inverse, il est possible d’effectuer des abjurations : des actions permettant de perdre des points de transgression. </text:span><text:span text:style-name="T21">De même que pour les transgressions, chaque arcane offre une liste d’exemples d’abjurations et celles-ci peuvent être mineures, médianes ou majeures, faisant respectivement perdre 1, 2 ou 3 points de transgression.</text:span></text:p>
      <text:p text:style-name="P28">Lorsque le total de points de transgression passe à 0, l’adversaire perd un rang et le total de points de transgression revient à 9.</text:p>
      <text:p text:style-name="P29">Exemple : Jalina a désormais une pulsion de rang 2 sans aucun point de transgression. Son exposition à une clinique psi secrète de niveau mineur lui permet de perdre un point de transgression : son rang de pulsion passe donc à 1 et elle regagne 9 points de transgression.</text:p>
      <text:p text:style-name="P24"/>
      <text:p text:style-name="P25">Les effets précis de chaque adversaire sont décrits dans les sections des <text:span text:style-name="T16">arcanes</text:span> individuel<text:span text:style-name="T17">s</text:span>.</text:p>
      <text:p text:style-name="P25"/>
      <text:p text:style-name="P27">Pacte avec le diable : un personnage peut décider d’employer son rang d’adversaire à la place de son arcane. <text:span text:style-name="T19">En ce cas, à l’arbitrage du MJ, les effets de l’adversaire sont augmentés sensiblement durant un certain temps (la pulsion contrôle un psion pendant un tour entier, les effets de l’hubris sont augmentés d’un rang etc.).</text:span></text:p>
      <text:p text:style-name="P5"/>
      <text:p text:style-name="P11">Les <text:span text:style-name="T18">arcanes</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3T18:27:55.788829344</dc:date>
    <meta:editing-duration>PT2H27M38S</meta:editing-duration>
    <meta:editing-cycles>34</meta:editing-cycles>
    <meta:document-statistic meta:table-count="0" meta:image-count="0" meta:object-count="0" meta:page-count="4" meta:paragraph-count="71" meta:word-count="1917" meta:character-count="11587" meta:non-whitespace-character-count="9738"/>
  </office:meta>
</office:document-meta>
</file>